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84164" officeooo:paragraph-rsid="00184164" style:font-weight-asian="bold" style:font-weight-complex="bold"/>
    </style:style>
    <style:style style:name="P2" style:family="paragraph" style:parent-style-name="Text_20_body">
      <style:text-properties fo:font-weight="bold" officeooo:rsid="001df6d0" officeooo:paragraph-rsid="001df6d0" style:font-weight-asian="bold" style:font-weight-complex="bold"/>
    </style:style>
    <style:style style:name="P3" style:family="paragraph" style:parent-style-name="Text_20_body">
      <style:text-properties fo:font-weight="bold" officeooo:rsid="002758e1" officeooo:paragraph-rsid="002758e1" style:font-weight-asian="bold" style:font-weight-complex="bold"/>
    </style:style>
    <style:style style:name="P4" style:family="paragraph" style:parent-style-name="Text_20_body">
      <style:text-properties fo:font-weight="bold" officeooo:rsid="00274242" officeooo:paragraph-rsid="003c702d" style:font-weight-asian="bold" style:font-weight-complex="bold"/>
    </style:style>
    <style:style style:name="P5" style:family="paragraph" style:parent-style-name="Text_20_body">
      <style:text-properties fo:font-style="italic" officeooo:rsid="00184164" officeooo:paragraph-rsid="00184164" style:font-style-asian="italic" style:font-style-complex="italic"/>
    </style:style>
    <style:style style:name="P6" style:family="paragraph" style:parent-style-name="Text_20_body">
      <style:text-properties officeooo:rsid="002758e1" officeooo:paragraph-rsid="002758e1"/>
    </style:style>
    <style:style style:name="P7" style:family="paragraph" style:parent-style-name="Text_20_body">
      <style:text-properties officeooo:paragraph-rsid="002758e1"/>
    </style:style>
    <style:style style:name="P8" style:family="paragraph" style:parent-style-name="Text_20_body">
      <style:text-properties style:text-underline-style="solid" style:text-underline-width="auto" style:text-underline-color="font-color" fo:font-weight="bold" officeooo:rsid="003c702d" officeooo:paragraph-rsid="003c702d" style:font-weight-asian="bold" style:font-weight-complex="bold"/>
    </style:style>
    <style:style style:name="P9" style:family="paragraph" style:parent-style-name="Standard">
      <style:text-properties officeooo:paragraph-rsid="00184164"/>
    </style:style>
    <style:style style:name="P10" style:family="paragraph" style:parent-style-name="Text_20_body">
      <style:text-properties officeooo:rsid="00184164" officeooo:paragraph-rsid="001d4e72"/>
    </style:style>
    <style:style style:name="P11" style:family="paragraph" style:parent-style-name="Text_20_body">
      <style:text-properties fo:font-weight="normal" officeooo:rsid="001df6d0" officeooo:paragraph-rsid="001df6d0" style:font-weight-asian="normal" style:font-weight-complex="normal"/>
    </style:style>
    <style:style style:name="P12" style:family="paragraph" style:parent-style-name="Text_20_body">
      <style:text-properties officeooo:rsid="001f4ff2" officeooo:paragraph-rsid="001f4ff2"/>
    </style:style>
    <style:style style:name="P13" style:family="paragraph" style:parent-style-name="Text_20_body">
      <style:text-properties officeooo:rsid="00291f3a" officeooo:paragraph-rsid="003c702d"/>
    </style:style>
    <style:style style:name="P14" style:family="paragraph" style:parent-style-name="Text_20_body">
      <style:text-properties fo:font-size="15pt" fo:font-weight="bold" officeooo:rsid="003e8104" officeooo:paragraph-rsid="003e03a2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2pt" fo:font-weight="normal" officeooo:rsid="00184164" officeooo:paragraph-rsid="003e03a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officeooo:rsid="00184164" officeooo:paragraph-rsid="00184164" style:font-size-asian="10.5pt" style:font-size-complex="12pt"/>
    </style:style>
    <style:style style:name="P17" style:family="paragraph" style:parent-style-name="Standard">
      <style:text-properties fo:font-size="12pt" officeooo:rsid="00184164" officeooo:paragraph-rsid="0018ca9b" style:font-size-asian="10.5pt" style:font-size-complex="12pt"/>
    </style:style>
    <style:style style:name="P18" style:family="paragraph" style:parent-style-name="Standard">
      <style:text-properties fo:font-size="12pt" officeooo:rsid="003285f6" officeooo:paragraph-rsid="003285f6" style:font-size-asian="10.5pt" style:font-size-complex="12pt"/>
    </style:style>
    <style:style style:name="P19" style:family="paragraph" style:parent-style-name="Standard">
      <style:text-properties fo:font-size="15pt" fo:font-weight="bold" officeooo:rsid="003285f6" officeooo:paragraph-rsid="003e03a2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184164" officeooo:paragraph-rsid="003e03a2" style:font-size-asian="15pt" style:font-weight-asian="bold" style:font-size-complex="15pt" style:font-weight-complex="bold"/>
    </style:style>
    <style:style style:name="T1" style:family="text">
      <style:text-properties officeooo:rsid="002758e1"/>
    </style:style>
    <style:style style:name="T2" style:family="text">
      <style:text-properties officeooo:rsid="0027ab9b"/>
    </style:style>
    <style:style style:name="T3" style:family="text">
      <style:text-properties officeooo:rsid="003285f6"/>
    </style:style>
    <style:style style:name="T4" style:family="text">
      <style:text-properties officeooo:rsid="003b3035"/>
    </style:style>
    <style:style style:name="T5" style:family="text">
      <style:text-properties officeooo:rsid="003c702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e6c55"/>
    </style:style>
    <style:style style:name="T8" style:family="text">
      <style:text-properties officeooo:rsid="00338eae"/>
    </style:style>
    <style:style style:name="T9" style:family="text">
      <style:text-properties officeooo:rsid="003564b3"/>
    </style:style>
    <style:style style:name="T10" style:family="text">
      <style:text-properties officeooo:rsid="00374b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Úvodní text</text:p>
      <text:p text:style-name="P15"><text:span text:style-name="T3">Oslovili jsme osm (dle předvolebních průzkumů) nejsilnějších subjektů, které budou kandidovat do zastupitelstva Hlavního města Prahy, s otázkami, které považujeme za důležité. </text:span><text:span text:style-name="T7">Jediní, kdo nám ani po opakovaných urgencích neodpověděli, byli Svobodní, </text:span><text:span text:style-name="T8">a ODS místo odpovědi poslala program, </text:span><text:span text:style-name="T9">z něhož jsme </text:span><text:span text:style-name="T10">vyčetli odpovědi na některé otázky.</text:span><text:span text:style-name="T9"> </text:span></text:p>
      <text:p text:style-name="P20"/>
      <text:p text:style-name="P14">Infoboxy</text:p>
      <text:p text:style-name="P1">Participativní rozpočtování</text:p>
      <text:p text:style-name="Text_20_body">Participativní <text:span text:style-name="T4">rozpočet</text:span> umožňuje občanům diskutovat o jednotlivých složkách veřejných výdajů a některé z nich upřednostňovat, a dává jim možnost rozhodovat o tom, jak jsou peníze vynakládány. <text:span text:style-name="T4">Prakticky ho lze uskutečnit tak, že každý občan může rozdělit z rozpočtu města určitou částku (např. 2000 Kč) na vybrané veřejně prospěšné projekty.</text:span></text:p>
      <text:p text:style-name="P5">Více viz cs.wikipedia.org/wiki/Participativní_rozpočtování</text:p>
      <text:p text:style-name="Text_20_body"/>
      <text:p text:style-name="P1">Zaměstnanecká díla</text:p>
      <text:p text:style-name="P10">Zaměstnanecké dílo je dílo vytvořené zaměstnancem, v tomto případě zaměstnancem školy. Autorská práva na takové dílo jsou majetkem školy. Hlavní město Praha je zřizovatelem středních, vyšších odborných a základních uměleckých škol v Praze. Je tak na ní, zda se rozhodne vyhláškou nařídit, aby zaměstnanecká díla (učební materiály, prezentace atd.) byla uvolňována pod svobodnou licencí, aby je bylo možné šířit, upravovat a zdokonalovat.</text:p>
      <text:p text:style-name="Text_20_body"/>
      <text:p text:style-name="P2">Metadata</text:p>
      <text:p text:style-name="P11">Metadata jsou „data o datech“. Takovými metadaty u smluv jsou např. smluvní strany, typ smlouvy, datum uzavření, doba trvání či cena. V současnosti sice zveřejňuje smlouvy Hlavní město Praha (i když nepřehledně a se špatnými údaji v metadatech, např. v ceně), ale už ne kontroverzní podniky jako jsou Dopravní podnik Praha, Pražská plynárenská atd.</text:p>
      <text:p text:style-name="P2"/>
      <text:p text:style-name="P2">Svobodný software</text:p>
      <text:p text:style-name="P12">Svobodný software je takový software, který lze svobodně zkoumat, šířit, upravovat a vylepšovat (Firefox, Linux, OpenOffice atd.). V tom je rozdílný od software s uzavřeným kódem, u něhož autor různé způsoby užívání omezuje či zakazuje (typicky produkty Microsoft).</text:p>
      <text:p text:style-name="P6"/>
      <text:p text:style-name="P3">Referendum</text:p>
      <text:p text:style-name="P7"><text:span text:style-name="T1">Pro vyvolání místního referenda v Praze j</text:span>e potřeba získat podpisy 6 % <text:span text:style-name="T1">osob s právem volit do zastupitelstva, c</text:span>ož je <text:span text:style-name="T1">přes </text:span>55 000 podpisů. <text:span text:style-name="T1">Není divu, že celopražské referendum se ještě nekonalo. Přitom</text:span> zastupitelstvo <text:span text:style-name="T2">může referendum vypsat samo od sebe bez ohledu na podpisy.</text:span></text:p>
      <text:p text:style-name="P8">Pouze pokud bude dost místa (Piráti to mají zmíněné jen letmo, na plno to tam má KSČM, které nechceme dělat kampaň):</text:p>
      <text:p text:style-name="P4">Bezplatn<text:span text:style-name="T5">á</text:span> MHD</text:p>
      <text:p text:style-name="P13">V hlavním městě Estonska Tallinnu od roku 2013 funguje bezplatná MHD pro místní. Předtím byla veřejná doprava silně dotována (stejně jako v Praze), nyní je hrazena z rozpočtu města celá. Jízdné platí jen turisté a lidé, kteří ve městě nemají trvalý pobyt. V Tallinnu se zavedením bezplatné hromadné dopravy podařilo zastavit klesající trend počtu jejích uživatelů. Bezplatná MHD slaví úspěch i ve Frýdku-Místk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30T00:41:12</meta:creation-date>
    <dc:date>2014-09-03T19:15:53</dc:date>
    <dc:creator>Adam </dc:creator>
    <meta:editing-duration>PT2H58M25S</meta:editing-duration>
    <meta:editing-cycles>42</meta:editing-cycles>
    <meta:generator>LibreOffice/4.0.2.2$Linux_X86_64 LibreOffice_project/400m0$Build-2</meta:generator>
    <meta:document-statistic meta:table-count="0" meta:image-count="0" meta:object-count="0" meta:page-count="1" meta:paragraph-count="17" meta:word-count="393" meta:character-count="2697" meta:non-whitespace-character-count="2320"/>
  </office:meta>
</office:document-meta>
</file>